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2.0508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metabat_bin_size_50_1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etagenome</text:p>
          </table:table-cell>
          <table:table-cell office:value-type="string" calcext:value-type="string">
            <text:p>Bin Name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ntamin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BinContigLenSum</text:p>
          </table:table-cell>
          <table:table-cell office:value-type="string" calcext:value-type="string">
            <text:p>gcMean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86</text:p>
          </table:table-cell>
          <table:table-cell office:value-type="float" office:value="78.97" calcext:value-type="float">
            <text:p>78.97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Archaea</text:p>
          </table:table-cell>
          <table:table-cell office:value-type="string" calcext:value-type="string">
            <text:p>Micrarchaeota</text:p>
          </table:table-cell>
          <table:table-cell office:value-type="string" calcext:value-type="string">
            <text:p>Micrarchaeia</text:p>
          </table:table-cell>
          <table:table-cell office:value-type="string" calcext:value-type="string">
            <text:p>Micrarchaeales</text:p>
          </table:table-cell>
          <table:table-cell office:value-type="string" calcext:value-type="string">
            <text:p>Micrarchaeaceae</text:p>
          </table:table-cell>
          <table:table-cell office:value-type="string" calcext:value-type="string">
            <text:p>UBA12276</text:p>
          </table:table-cell>
          <table:table-cell/>
          <table:table-cell office:value-type="float" office:value="1007921" calcext:value-type="float">
            <text:p>10079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28</text:p>
          </table:table-cell>
          <table:table-cell office:value-type="float" office:value="81" calcext:value-type="float">
            <text:p>8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rchaea</text:p>
          </table:table-cell>
          <table:table-cell office:value-type="string" calcext:value-type="string">
            <text:p>Micrarchaeota</text:p>
          </table:table-cell>
          <table:table-cell office:value-type="string" calcext:value-type="string">
            <text:p>Micrarchaeia</text:p>
          </table:table-cell>
          <table:table-cell office:value-type="string" calcext:value-type="string">
            <text:p>Micrarchaeales</text:p>
          </table:table-cell>
          <table:table-cell office:value-type="string" calcext:value-type="string">
            <text:p>Micrarchaeaceae</text:p>
          </table:table-cell>
          <table:table-cell office:value-type="string" calcext:value-type="string">
            <text:p>UBA12276</text:p>
          </table:table-cell>
          <table:table-cell/>
          <table:table-cell office:value-type="float" office:value="1037696" calcext:value-type="float">
            <text:p>10376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2</text:p>
          </table:table-cell>
          <table:table-cell office:value-type="float" office:value="76.64" calcext:value-type="float">
            <text:p>76.64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rchaea</text:p>
          </table:table-cell>
          <table:table-cell office:value-type="string" calcext:value-type="string">
            <text:p>Micrarchaeota</text:p>
          </table:table-cell>
          <table:table-cell office:value-type="string" calcext:value-type="string">
            <text:p>Micrarchaeia</text:p>
          </table:table-cell>
          <table:table-cell office:value-type="string" calcext:value-type="string">
            <text:p>Micrarchaeales</text:p>
          </table:table-cell>
          <table:table-cell office:value-type="string" calcext:value-type="string">
            <text:p>Micrarchaeaceae</text:p>
          </table:table-cell>
          <table:table-cell office:value-type="string" calcext:value-type="string">
            <text:p>UBA12276</text:p>
          </table:table-cell>
          <table:table-cell/>
          <table:table-cell office:value-type="float" office:value="769161" calcext:value-type="float">
            <text:p>7691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9</text:p>
          </table:table-cell>
          <table:table-cell office:value-type="float" office:value="78.81" calcext:value-type="float">
            <text:p>78.8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Archaea</text:p>
          </table:table-cell>
          <table:table-cell office:value-type="string" calcext:value-type="string">
            <text:p>Thermoplasmatota</text:p>
          </table:table-cell>
          <table:table-cell office:value-type="string" calcext:value-type="string">
            <text:p>SW-10-69-26</text:p>
          </table:table-cell>
          <table:table-cell table:number-columns-repeated="4"/>
          <table:table-cell office:value-type="float" office:value="1688881" calcext:value-type="float">
            <text:p>16888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47</text:p>
          </table:table-cell>
          <table:table-cell office:value-type="float" office:value="76.38" calcext:value-type="float">
            <text:p>76.38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Archaea</text:p>
          </table:table-cell>
          <table:table-cell office:value-type="string" calcext:value-type="string">
            <text:p>Thermoproteota</text:p>
          </table:table-cell>
          <table:table-cell office:value-type="string" calcext:value-type="string">
            <text:p>Nitrososphaeria</text:p>
          </table:table-cell>
          <table:table-cell office:value-type="string" calcext:value-type="string">
            <text:p>Nitrososphaerales</text:p>
          </table:table-cell>
          <table:table-cell office:value-type="string" calcext:value-type="string">
            <text:p>Nitrosopumilaceae</text:p>
          </table:table-cell>
          <table:table-cell office:value-type="string" calcext:value-type="string">
            <text:p>TA-20</text:p>
          </table:table-cell>
          <table:table-cell office:value-type="string" calcext:value-type="string">
            <text:p>TA-20 sp013287585</text:p>
          </table:table-cell>
          <table:table-cell office:value-type="float" office:value="481991" calcext:value-type="float">
            <text:p>4819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45</text:p>
          </table:table-cell>
          <table:table-cell office:value-type="float" office:value="57.16" calcext:value-type="float">
            <text:p>57.16</text:p>
          </table:table-cell>
          <table:table-cell office:value-type="float" office:value="2.59" calcext:value-type="float">
            <text:p>2.5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CAIVDV01</text:p>
          </table:table-cell>
          <table:table-cell/>
          <table:table-cell office:value-type="float" office:value="4511306" calcext:value-type="float">
            <text:p>45113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09</text:p>
          </table:table-cell>
          <table:table-cell office:value-type="float" office:value="59.77" calcext:value-type="float">
            <text:p>59.77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Granulicella_A</text:p>
          </table:table-cell>
          <table:table-cell/>
          <table:table-cell office:value-type="float" office:value="4587101" calcext:value-type="float">
            <text:p>45871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3</text:p>
          </table:table-cell>
          <table:table-cell office:value-type="float" office:value="69.75" calcext:value-type="float">
            <text:p>6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Granulicella_A</text:p>
          </table:table-cell>
          <table:table-cell/>
          <table:table-cell office:value-type="float" office:value="3739774" calcext:value-type="float">
            <text:p>373977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5</text:p>
          </table:table-cell>
          <table:table-cell office:value-type="float" office:value="53.43" calcext:value-type="float">
            <text:p>53.4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Granulicella_A</text:p>
          </table:table-cell>
          <table:table-cell/>
          <table:table-cell office:value-type="float" office:value="3508205" calcext:value-type="float">
            <text:p>35082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44</text:p>
          </table:table-cell>
          <table:table-cell office:value-type="float" office:value="70.69" calcext:value-type="float">
            <text:p>70.69</text:p>
          </table:table-cell>
          <table:table-cell office:value-type="float" office:value="9.48" calcext:value-type="float">
            <text:p>9.4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Palsa-343</text:p>
          </table:table-cell>
          <table:table-cell/>
          <table:table-cell office:value-type="float" office:value="4162789" calcext:value-type="float">
            <text:p>416278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24</text:p>
          </table:table-cell>
          <table:table-cell office:value-type="float" office:value="91.87" calcext:value-type="float">
            <text:p>91.87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Palsa-343</text:p>
          </table:table-cell>
          <table:table-cell/>
          <table:table-cell office:value-type="float" office:value="5093738" calcext:value-type="float">
            <text:p>50937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7</text:p>
          </table:table-cell>
          <table:table-cell office:value-type="float" office:value="85.39" calcext:value-type="float">
            <text:p>85.39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Silvibacterium</text:p>
          </table:table-cell>
          <table:table-cell/>
          <table:table-cell office:value-type="float" office:value="5159012" calcext:value-type="float">
            <text:p>5159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10</text:p>
          </table:table-cell>
          <table:table-cell office:value-type="float" office:value="94.85" calcext:value-type="float">
            <text:p>94.85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office:value-type="float" office:value="3831607" calcext:value-type="float">
            <text:p>38316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2</text:p>
          </table:table-cell>
          <table:table-cell office:value-type="float" office:value="98.44" calcext:value-type="float">
            <text:p>98.44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office:value-type="float" office:value="4300849" calcext:value-type="float">
            <text:p>43008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4</text:p>
          </table:table-cell>
          <table:table-cell office:value-type="float" office:value="65.28" calcext:value-type="float">
            <text:p>65.28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office:value-type="float" office:value="2577173" calcext:value-type="float">
            <text:p>25771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4</text:p>
          </table:table-cell>
          <table:table-cell office:value-type="float" office:value="85.65" calcext:value-type="float">
            <text:p>85.65</text:p>
          </table:table-cell>
          <table:table-cell office:value-type="float" office:value="4.89" calcext:value-type="float">
            <text:p>4.8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office:value-type="float" office:value="4318288" calcext:value-type="float">
            <text:p>43182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18</text:p>
          </table:table-cell>
          <table:table-cell office:value-type="float" office:value="95.85" calcext:value-type="float">
            <text:p>95.85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office:value-type="float" office:value="4386541" calcext:value-type="float">
            <text:p>438654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0</text:p>
          </table:table-cell>
          <table:table-cell office:value-type="float" office:value="98.44" calcext:value-type="float">
            <text:p>98.44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office:value-type="float" office:value="4396232" calcext:value-type="float">
            <text:p>439623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4</text:p>
          </table:table-cell>
          <table:table-cell office:value-type="float" office:value="78.81" calcext:value-type="float">
            <text:p>78.81</text:p>
          </table:table-cell>
          <table:table-cell office:value-type="float" office:value="2.59" calcext:value-type="float">
            <text:p>2.5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office:value-type="float" office:value="3251551" calcext:value-type="float">
            <text:p>32515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34</text:p>
          </table:table-cell>
          <table:table-cell office:value-type="float" office:value="84.22" calcext:value-type="float">
            <text:p>84.22</text:p>
          </table:table-cell>
          <table:table-cell office:value-type="float" office:value="6.11" calcext:value-type="float">
            <text:p>6.1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office:value-type="float" office:value="3809219" calcext:value-type="float">
            <text:p>3809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36</text:p>
          </table:table-cell>
          <table:table-cell office:value-type="float" office:value="61.08" calcext:value-type="float">
            <text:p>61.08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table:number-columns-repeated="2"/>
          <table:table-cell office:value-type="float" office:value="1182774" calcext:value-type="float">
            <text:p>11827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43</text:p>
          </table:table-cell>
          <table:table-cell office:value-type="float" office:value="64.62" calcext:value-type="float">
            <text:p>64.62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table:number-columns-repeated="2"/>
          <table:table-cell office:value-type="float" office:value="1295907" calcext:value-type="float">
            <text:p>129590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0</text:p>
          </table:table-cell>
          <table:table-cell office:value-type="float" office:value="81.06" calcext:value-type="float">
            <text:p>81.06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Gp1-AA112</text:p>
          </table:table-cell>
          <table:table-cell office:value-type="string" calcext:value-type="string">
            <text:p>DSPA01</text:p>
          </table:table-cell>
          <table:table-cell/>
          <table:table-cell office:value-type="float" office:value="2465543" calcext:value-type="float">
            <text:p>24655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39</text:p>
          </table:table-cell>
          <table:table-cell office:value-type="float" office:value="95.01" calcext:value-type="float">
            <text:p>95.01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Koribacteraceae</text:p>
          </table:table-cell>
          <table:table-cell office:value-type="string" calcext:value-type="string">
            <text:p>JABCZH01</text:p>
          </table:table-cell>
          <table:table-cell/>
          <table:table-cell office:value-type="float" office:value="5812021" calcext:value-type="float">
            <text:p>581202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22</text:p>
          </table:table-cell>
          <table:table-cell office:value-type="float" office:value="91.84" calcext:value-type="float">
            <text:p>91.84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Bryobacterales</text:p>
          </table:table-cell>
          <table:table-cell office:value-type="string" calcext:value-type="string">
            <text:p>Bryobacteraceae</text:p>
          </table:table-cell>
          <table:table-cell office:value-type="string" calcext:value-type="string">
            <text:p>Palsa-89</text:p>
          </table:table-cell>
          <table:table-cell/>
          <table:table-cell office:value-type="float" office:value="5366756" calcext:value-type="float">
            <text:p>53667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15</text:p>
          </table:table-cell>
          <table:table-cell office:value-type="float" office:value="83.83" calcext:value-type="float">
            <text:p>83.83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Bryobacterales</text:p>
          </table:table-cell>
          <table:table-cell office:value-type="string" calcext:value-type="string">
            <text:p>Bryobacteraceae</text:p>
          </table:table-cell>
          <table:table-cell office:value-type="string" calcext:value-type="string">
            <text:p>Palsa-89</text:p>
          </table:table-cell>
          <table:table-cell/>
          <table:table-cell office:value-type="float" office:value="4850605" calcext:value-type="float">
            <text:p>48506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51</text:p>
          </table:table-cell>
          <table:table-cell office:value-type="float" office:value="56.34" calcext:value-type="float">
            <text:p>56.34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table:number-columns-repeated="2" office:value-type="string" calcext:value-type="string">
            <text:p>UBA7541</text:p>
          </table:table-cell>
          <table:table-cell office:value-type="string" calcext:value-type="string">
            <text:p>Palsa-295</text:p>
          </table:table-cell>
          <table:table-cell/>
          <table:table-cell office:value-type="float" office:value="2708208" calcext:value-type="float">
            <text:p>27082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12</text:p>
          </table:table-cell>
          <table:table-cell office:value-type="float" office:value="52.7" calcext:value-type="float">
            <text:p>5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table:number-columns-repeated="2" office:value-type="string" calcext:value-type="string">
            <text:p>UBA7541</text:p>
          </table:table-cell>
          <table:table-cell table:number-columns-repeated="2"/>
          <table:table-cell office:value-type="float" office:value="1771798" calcext:value-type="float">
            <text:p>17717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72</text:p>
          </table:table-cell>
          <table:table-cell office:value-type="float" office:value="89.74" calcext:value-type="float">
            <text:p>89.74</text:p>
          </table:table-cell>
          <table:table-cell office:value-type="float" office:value="5.13" calcext:value-type="float">
            <text:p>5.1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Blastocatellia</text:p>
          </table:table-cell>
          <table:table-cell table:number-columns-repeated="2" office:value-type="string" calcext:value-type="string">
            <text:p>UBA7656</text:p>
          </table:table-cell>
          <table:table-cell table:number-columns-repeated="2"/>
          <table:table-cell office:value-type="float" office:value="8028245" calcext:value-type="float">
            <text:p>80282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63</text:p>
          </table:table-cell>
          <table:table-cell office:value-type="float" office:value="69.59" calcext:value-type="float">
            <text:p>69.59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Thermoanaerobaculia</text:p>
          </table:table-cell>
          <table:table-cell table:number-columns-repeated="2" office:value-type="string" calcext:value-type="string">
            <text:p>UBA5704</text:p>
          </table:table-cell>
          <table:table-cell table:number-columns-repeated="2"/>
          <table:table-cell office:value-type="float" office:value="5950640" calcext:value-type="float">
            <text:p>59506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8</text:p>
          </table:table-cell>
          <table:table-cell office:value-type="float" office:value="58.93" calcext:value-type="float">
            <text:p>58.93</text:p>
          </table:table-cell>
          <table:table-cell office:value-type="float" office:value="10.34" calcext:value-type="float">
            <text:p>10.3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Actinobacteriota</text:p>
          </table:table-cell>
          <table:table-cell office:value-type="string" calcext:value-type="string">
            <text:p>Acidimicrobiia</text:p>
          </table:table-cell>
          <table:table-cell office:value-type="string" calcext:value-type="string">
            <text:p>Acidimicrobiales</text:p>
          </table:table-cell>
          <table:table-cell office:value-type="string" calcext:value-type="string">
            <text:p>RAAP-2</text:p>
          </table:table-cell>
          <table:table-cell office:value-type="string" calcext:value-type="string">
            <text:p>Bog-473</text:p>
          </table:table-cell>
          <table:table-cell/>
          <table:table-cell office:value-type="float" office:value="2088818" calcext:value-type="float">
            <text:p>20888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06</text:p>
          </table:table-cell>
          <table:table-cell office:value-type="float" office:value="52.53" calcext:value-type="float">
            <text:p>52.53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AKYH767</text:p>
          </table:table-cell>
          <table:table-cell office:value-type="string" calcext:value-type="string">
            <text:p>Palsa-948</text:p>
          </table:table-cell>
          <table:table-cell office:value-type="string" calcext:value-type="string">
            <text:p>JABEUT01</text:p>
          </table:table-cell>
          <table:table-cell/>
          <table:table-cell office:value-type="float" office:value="717231" calcext:value-type="float">
            <text:p>7172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64</text:p>
          </table:table-cell>
          <table:table-cell office:value-type="float" office:value="92.52" calcext:value-type="float">
            <text:p>92.52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AKYH767</text:p>
          </table:table-cell>
          <table:table-cell office:value-type="string" calcext:value-type="string">
            <text:p>Palsa-948</text:p>
          </table:table-cell>
          <table:table-cell office:value-type="string" calcext:value-type="string">
            <text:p>JABEUT01</text:p>
          </table:table-cell>
          <table:table-cell/>
          <table:table-cell office:value-type="float" office:value="3366274" calcext:value-type="float">
            <text:p>33662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67</text:p>
          </table:table-cell>
          <table:table-cell office:value-type="float" office:value="72.2" calcext:value-type="float">
            <text:p>72.2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AKYH767</text:p>
          </table:table-cell>
          <table:table-cell office:value-type="string" calcext:value-type="string">
            <text:p>Palsa-948</text:p>
          </table:table-cell>
          <table:table-cell office:value-type="string" calcext:value-type="string">
            <text:p>JABEUT01</text:p>
          </table:table-cell>
          <table:table-cell/>
          <table:table-cell office:value-type="float" office:value="2200649" calcext:value-type="float">
            <text:p>22006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95</text:p>
          </table:table-cell>
          <table:table-cell office:value-type="float" office:value="91.7" calcext:value-type="float">
            <text:p>91.7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AKYH767</text:p>
          </table:table-cell>
          <table:table-cell table:number-columns-repeated="2" office:value-type="string" calcext:value-type="string">
            <text:p>Palsa-965</text:p>
          </table:table-cell>
          <table:table-cell/>
          <table:table-cell office:value-type="float" office:value="3770981" calcext:value-type="float">
            <text:p>37709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30</text:p>
          </table:table-cell>
          <table:table-cell office:value-type="float" office:value="92.41" calcext:value-type="float">
            <text:p>92.41</text:p>
          </table:table-cell>
          <table:table-cell office:value-type="float" office:value="2.59" calcext:value-type="float">
            <text:p>2.5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Sediminibacterium</text:p>
          </table:table-cell>
          <table:table-cell/>
          <table:table-cell office:value-type="float" office:value="3328393" calcext:value-type="float">
            <text:p>33283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37</text:p>
          </table:table-cell>
          <table:table-cell office:value-type="float" office:value="74.29" calcext:value-type="float">
            <text:p>74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Mucilaginibacter</text:p>
          </table:table-cell>
          <table:table-cell/>
          <table:table-cell office:value-type="float" office:value="5719770" calcext:value-type="float">
            <text:p>57197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94</text:p>
          </table:table-cell>
          <table:table-cell office:value-type="float" office:value="91.3" calcext:value-type="float">
            <text:p>91.3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Mucilaginibacter</text:p>
          </table:table-cell>
          <table:table-cell/>
          <table:table-cell office:value-type="float" office:value="3807407" calcext:value-type="float">
            <text:p>38074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1</text:p>
          </table:table-cell>
          <table:table-cell office:value-type="float" office:value="97.4" calcext:value-type="float">
            <text:p>97.4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Bdellovibrionota</text:p>
          </table:table-cell>
          <table:table-cell office:value-type="string" calcext:value-type="string">
            <text:p>Bdellovibrionia</text:p>
          </table:table-cell>
          <table:table-cell office:value-type="string" calcext:value-type="string">
            <text:p>Bdellovibrionales</text:p>
          </table:table-cell>
          <table:table-cell office:value-type="string" calcext:value-type="string">
            <text:p>Bdellovibrionaceae</text:p>
          </table:table-cell>
          <table:table-cell table:number-columns-repeated="2"/>
          <table:table-cell office:value-type="float" office:value="3894420" calcext:value-type="float">
            <text:p>38944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14</text:p>
          </table:table-cell>
          <table:table-cell office:value-type="float" office:value="88.34" calcext:value-type="float">
            <text:p>88.34</text:p>
          </table:table-cell>
          <table:table-cell office:value-type="float" office:value="9.46" calcext:value-type="float">
            <text:p>9.4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CAJCIW01</text:p>
          </table:table-cell>
          <table:table-cell/>
          <table:table-cell office:value-type="float" office:value="1917845" calcext:value-type="float">
            <text:p>19178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7</text:p>
          </table:table-cell>
          <table:table-cell office:value-type="float" office:value="57.71" calcext:value-type="float">
            <text:p>57.7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JABDFI01</text:p>
          </table:table-cell>
          <table:table-cell/>
          <table:table-cell office:value-type="float" office:value="546489" calcext:value-type="float">
            <text:p>54648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1</text:p>
          </table:table-cell>
          <table:table-cell office:value-type="float" office:value="81.54" calcext:value-type="float">
            <text:p>81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PALSA-1444</text:p>
          </table:table-cell>
          <table:table-cell/>
          <table:table-cell office:value-type="float" office:value="1756559" calcext:value-type="float">
            <text:p>17565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68</text:p>
          </table:table-cell>
          <table:table-cell office:value-type="float" office:value="86.57" calcext:value-type="float">
            <text:p>86.5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PALSA-1444</text:p>
          </table:table-cell>
          <table:table-cell/>
          <table:table-cell office:value-type="float" office:value="1748562" calcext:value-type="float">
            <text:p>17485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7</text:p>
          </table:table-cell>
          <table:table-cell office:value-type="float" office:value="50.82" calcext:value-type="float">
            <text:p>50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PALSA-1444</text:p>
          </table:table-cell>
          <table:table-cell/>
          <table:table-cell office:value-type="float" office:value="1274903" calcext:value-type="float">
            <text:p>12749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4</text:p>
          </table:table-cell>
          <table:table-cell office:value-type="float" office:value="86.08" calcext:value-type="float">
            <text:p>86.08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PALSA-1444</text:p>
          </table:table-cell>
          <table:table-cell/>
          <table:table-cell office:value-type="float" office:value="1395028" calcext:value-type="float">
            <text:p>13950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03</text:p>
          </table:table-cell>
          <table:table-cell office:value-type="float" office:value="73.5" calcext:value-type="float">
            <text:p>73.5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SM23-39</text:p>
          </table:table-cell>
          <table:table-cell office:value-type="string" calcext:value-type="string">
            <text:p>CAIPFQ01</text:p>
          </table:table-cell>
          <table:table-cell/>
          <table:table-cell office:value-type="float" office:value="887401" calcext:value-type="float">
            <text:p>8874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3</text:p>
          </table:table-cell>
          <table:table-cell office:value-type="float" office:value="58.45" calcext:value-type="float">
            <text:p>58.45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Dependentiae</text:p>
          </table:table-cell>
          <table:table-cell office:value-type="string" calcext:value-type="string">
            <text:p>Babeliae</text:p>
          </table:table-cell>
          <table:table-cell office:value-type="string" calcext:value-type="string">
            <text:p>Babeliales</text:p>
          </table:table-cell>
          <table:table-cell office:value-type="string" calcext:value-type="string">
            <text:p>UBA12411</text:p>
          </table:table-cell>
          <table:table-cell table:number-columns-repeated="2"/>
          <table:table-cell office:value-type="float" office:value="845963" calcext:value-type="float">
            <text:p>8459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39</text:p>
          </table:table-cell>
          <table:table-cell office:value-type="float" office:value="56.98" calcext:value-type="float">
            <text:p>56.9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Dependentiae</text:p>
          </table:table-cell>
          <table:table-cell office:value-type="string" calcext:value-type="string">
            <text:p>Babeliae</text:p>
          </table:table-cell>
          <table:table-cell office:value-type="string" calcext:value-type="string">
            <text:p>Babeliales</text:p>
          </table:table-cell>
          <table:table-cell office:value-type="string" calcext:value-type="string">
            <text:p>Vermiphilaceae</text:p>
          </table:table-cell>
          <table:table-cell table:number-columns-repeated="2"/>
          <table:table-cell office:value-type="float" office:value="1071459" calcext:value-type="float">
            <text:p>1071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35</text:p>
          </table:table-cell>
          <table:table-cell office:value-type="float" office:value="80.54" calcext:value-type="float">
            <text:p>80.54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Dependentiae</text:p>
          </table:table-cell>
          <table:table-cell office:value-type="string" calcext:value-type="string">
            <text:p>Babeliae</text:p>
          </table:table-cell>
          <table:table-cell office:value-type="string" calcext:value-type="string">
            <text:p>Babeliales</text:p>
          </table:table-cell>
          <table:table-cell table:number-columns-repeated="3"/>
          <table:table-cell office:value-type="float" office:value="807762" calcext:value-type="float">
            <text:p>8077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8</text:p>
          </table:table-cell>
          <table:table-cell office:value-type="float" office:value="95.5" calcext:value-type="float">
            <text:p>95.5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Dormibacterota</text:p>
          </table:table-cell>
          <table:table-cell office:value-type="string" calcext:value-type="string">
            <text:p>Dormibacteria</text:p>
          </table:table-cell>
          <table:table-cell office:value-type="string" calcext:value-type="string">
            <text:p>CF-121</text:p>
          </table:table-cell>
          <table:table-cell table:number-columns-repeated="3"/>
          <table:table-cell office:value-type="float" office:value="2541072" calcext:value-type="float">
            <text:p>254107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69</text:p>
          </table:table-cell>
          <table:table-cell office:value-type="float" office:value="61.53" calcext:value-type="float">
            <text:p>61.53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Elusimicrobiota</text:p>
          </table:table-cell>
          <table:table-cell office:value-type="string" calcext:value-type="string">
            <text:p>Elusimicrobia</text:p>
          </table:table-cell>
          <table:table-cell table:number-columns-repeated="2" office:value-type="string" calcext:value-type="string">
            <text:p>2-01-FULL-59-12</text:p>
          </table:table-cell>
          <table:table-cell table:number-columns-repeated="2"/>
          <table:table-cell office:value-type="float" office:value="901770" calcext:value-type="float">
            <text:p>9017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4</text:p>
          </table:table-cell>
          <table:table-cell office:value-type="float" office:value="66.86" calcext:value-type="float">
            <text:p>66.86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Elusimicrobiota</text:p>
          </table:table-cell>
          <table:table-cell office:value-type="string" calcext:value-type="string">
            <text:p>Elusimicrobia</text:p>
          </table:table-cell>
          <table:table-cell office:value-type="string" calcext:value-type="string">
            <text:p>UBA1565</text:p>
          </table:table-cell>
          <table:table-cell office:value-type="string" calcext:value-type="string">
            <text:p>UBA9628</text:p>
          </table:table-cell>
          <table:table-cell office:value-type="string" calcext:value-type="string">
            <text:p>GWA2-66-18</text:p>
          </table:table-cell>
          <table:table-cell/>
          <table:table-cell office:value-type="float" office:value="1806839" calcext:value-type="float">
            <text:p>180683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49</text:p>
          </table:table-cell>
          <table:table-cell office:value-type="float" office:value="95.12" calcext:value-type="float">
            <text:p>95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Eremiobacterota</text:p>
          </table:table-cell>
          <table:table-cell office:value-type="string" calcext:value-type="string">
            <text:p>Eremiobacteria</text:p>
          </table:table-cell>
          <table:table-cell office:value-type="string" calcext:value-type="string">
            <text:p>Baltobacterales</text:p>
          </table:table-cell>
          <table:table-cell office:value-type="string" calcext:value-type="string">
            <text:p>Baltobacteraceae</text:p>
          </table:table-cell>
          <table:table-cell table:number-columns-repeated="2"/>
          <table:table-cell office:value-type="float" office:value="2698392" calcext:value-type="float">
            <text:p>2698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78</text:p>
          </table:table-cell>
          <table:table-cell office:value-type="float" office:value="59.71" calcext:value-type="float">
            <text:p>59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Eremiobacterota</text:p>
          </table:table-cell>
          <table:table-cell office:value-type="string" calcext:value-type="string">
            <text:p>Eremiobacteria</text:p>
          </table:table-cell>
          <table:table-cell office:value-type="string" calcext:value-type="string">
            <text:p>Baltobacterales</text:p>
          </table:table-cell>
          <table:table-cell office:value-type="string" calcext:value-type="string">
            <text:p>Baltobacteraceae</text:p>
          </table:table-cell>
          <table:table-cell table:number-columns-repeated="2"/>
          <table:table-cell office:value-type="float" office:value="856275" calcext:value-type="float">
            <text:p>8562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17</text:p>
          </table:table-cell>
          <table:table-cell office:value-type="float" office:value="98.25" calcext:value-type="float">
            <text:p>98.25</text:p>
          </table:table-cell>
          <table:table-cell office:value-type="float" office:value="4.84" calcext:value-type="float">
            <text:p>4.8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_B</text:p>
          </table:table-cell>
          <table:table-cell office:value-type="string" calcext:value-type="string">
            <text:p>DSM-18226</text:p>
          </table:table-cell>
          <table:table-cell office:value-type="string" calcext:value-type="string">
            <text:p>Neobacillus</text:p>
          </table:table-cell>
          <table:table-cell/>
          <table:table-cell office:value-type="float" office:value="4645902" calcext:value-type="float">
            <text:p>46459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1</text:p>
          </table:table-cell>
          <table:table-cell office:value-type="float" office:value="98.25" calcext:value-type="float">
            <text:p>98.25</text:p>
          </table:table-cell>
          <table:table-cell office:value-type="float" office:value="4.84" calcext:value-type="float">
            <text:p>4.8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_B</text:p>
          </table:table-cell>
          <table:table-cell office:value-type="string" calcext:value-type="string">
            <text:p>DSM-18226</text:p>
          </table:table-cell>
          <table:table-cell office:value-type="string" calcext:value-type="string">
            <text:p>Neobacillus</text:p>
          </table:table-cell>
          <table:table-cell/>
          <table:table-cell office:value-type="float" office:value="4517051" calcext:value-type="float">
            <text:p>45170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8</text:p>
          </table:table-cell>
          <table:table-cell office:value-type="float" office:value="98.62" calcext:value-type="float">
            <text:p>98.62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Firmicutes_A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table:number-columns-repeated="2"/>
          <table:table-cell office:value-type="float" office:value="4747890" calcext:value-type="float">
            <text:p>47478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40</text:p>
          </table:table-cell>
          <table:table-cell office:value-type="float" office:value="98.62" calcext:value-type="float">
            <text:p>98.62</text:p>
          </table:table-cell>
          <table:table-cell office:value-type="float" office:value="5.78" calcext:value-type="float">
            <text:p>5.7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Firmicutes_A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table:number-columns-repeated="2"/>
          <table:table-cell office:value-type="float" office:value="4539601" calcext:value-type="float">
            <text:p>45396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5</text:p>
          </table:table-cell>
          <table:table-cell office:value-type="float" office:value="81.83" calcext:value-type="float">
            <text:p>81.83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Firmicutes_C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poromusales</text:p>
          </table:table-cell>
          <table:table-cell office:value-type="string" calcext:value-type="string">
            <text:p>Acetonemaceae</text:p>
          </table:table-cell>
          <table:table-cell table:number-columns-repeated="2"/>
          <table:table-cell office:value-type="float" office:value="2387371" calcext:value-type="float">
            <text:p>23873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30</text:p>
          </table:table-cell>
          <table:table-cell office:value-type="float" office:value="93.54" calcext:value-type="float">
            <text:p>93.54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Firmicutes_C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poromusales</text:p>
          </table:table-cell>
          <table:table-cell office:value-type="string" calcext:value-type="string">
            <text:p>UPPP01</text:p>
          </table:table-cell>
          <table:table-cell table:number-columns-repeated="2"/>
          <table:table-cell office:value-type="float" office:value="3702316" calcext:value-type="float">
            <text:p>37023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9</text:p>
          </table:table-cell>
          <table:table-cell office:value-type="float" office:value="85.88" calcext:value-type="float">
            <text:p>85.88</text:p>
          </table:table-cell>
          <table:table-cell office:value-type="float" office:value="6.23" calcext:value-type="float">
            <text:p>6.2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Gemmatimonadota</text:p>
          </table:table-cell>
          <table:table-cell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emmatimonadaceae</text:p>
          </table:table-cell>
          <table:table-cell office:value-type="string" calcext:value-type="string">
            <text:p>Fen-1231</text:p>
          </table:table-cell>
          <table:table-cell/>
          <table:table-cell office:value-type="float" office:value="3599760" calcext:value-type="float">
            <text:p>35997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92</text:p>
          </table:table-cell>
          <table:table-cell office:value-type="float" office:value="87.59" calcext:value-type="float">
            <text:p>87.59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Gemmatimonadota</text:p>
          </table:table-cell>
          <table:table-cell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emmatimonadaceae</text:p>
          </table:table-cell>
          <table:table-cell office:value-type="string" calcext:value-type="string">
            <text:p>Fen-1231</text:p>
          </table:table-cell>
          <table:table-cell/>
          <table:table-cell office:value-type="float" office:value="3770304" calcext:value-type="float">
            <text:p>37703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2</text:p>
          </table:table-cell>
          <table:table-cell office:value-type="float" office:value="75.25" calcext:value-type="float">
            <text:p>75.2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Gemmatimonadota</text:p>
          </table:table-cell>
          <table:table-cell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emmatimonadaceae</text:p>
          </table:table-cell>
          <table:table-cell office:value-type="string" calcext:value-type="string">
            <text:p>Fen-1231</text:p>
          </table:table-cell>
          <table:table-cell/>
          <table:table-cell office:value-type="float" office:value="3424673" calcext:value-type="float">
            <text:p>34246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7</text:p>
          </table:table-cell>
          <table:table-cell office:value-type="float" office:value="70.76" calcext:value-type="float">
            <text:p>70.76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Gemmatimonadota</text:p>
          </table:table-cell>
          <table:table-cell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WC2-71-9</text:p>
          </table:table-cell>
          <table:table-cell office:value-type="string" calcext:value-type="string">
            <text:p>SHZT01</text:p>
          </table:table-cell>
          <table:table-cell/>
          <table:table-cell office:value-type="float" office:value="1521699" calcext:value-type="float">
            <text:p>15216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9</text:p>
          </table:table-cell>
          <table:table-cell office:value-type="float" office:value="77.59" calcext:value-type="float">
            <text:p>77.59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Methylomirabilota</text:p>
          </table:table-cell>
          <table:table-cell office:value-type="string" calcext:value-type="string">
            <text:p>Methylomirabilia</text:p>
          </table:table-cell>
          <table:table-cell office:value-type="string" calcext:value-type="string">
            <text:p>Rokubacteriales</text:p>
          </table:table-cell>
          <table:table-cell office:value-type="string" calcext:value-type="string">
            <text:p>GWA2-73-35</text:p>
          </table:table-cell>
          <table:table-cell office:value-type="string" calcext:value-type="string">
            <text:p>AR37</text:p>
          </table:table-cell>
          <table:table-cell/>
          <table:table-cell office:value-type="float" office:value="5091475" calcext:value-type="float">
            <text:p>50914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18</text:p>
          </table:table-cell>
          <table:table-cell office:value-type="float" office:value="67.39" calcext:value-type="float">
            <text:p>67.3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Myxococcota</text:p>
          </table:table-cell>
          <table:table-cell office:value-type="string" calcext:value-type="string">
            <text:p>Polyangia</text:p>
          </table:table-cell>
          <table:table-cell office:value-type="string" calcext:value-type="string">
            <text:p>Palsa-1104</text:p>
          </table:table-cell>
          <table:table-cell office:value-type="string" calcext:value-type="string">
            <text:p>Fen-1088</text:p>
          </table:table-cell>
          <table:table-cell table:number-columns-repeated="2"/>
          <table:table-cell office:value-type="float" office:value="2932184" calcext:value-type="float">
            <text:p>29321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0</text:p>
          </table:table-cell>
          <table:table-cell office:value-type="float" office:value="90.5" calcext:value-type="float">
            <text:p>90.5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Myxococcota</text:p>
          </table:table-cell>
          <table:table-cell office:value-type="string" calcext:value-type="string">
            <text:p>Polyangia</text:p>
          </table:table-cell>
          <table:table-cell office:value-type="string" calcext:value-type="string">
            <text:p>Polyangiales</text:p>
          </table:table-cell>
          <table:table-cell office:value-type="string" calcext:value-type="string">
            <text:p>Polyangiaceae</text:p>
          </table:table-cell>
          <table:table-cell office:value-type="string" calcext:value-type="string">
            <text:p>Palsa-1150</text:p>
          </table:table-cell>
          <table:table-cell/>
          <table:table-cell office:value-type="float" office:value="7001800" calcext:value-type="float">
            <text:p>70018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11</text:p>
          </table:table-cell>
          <table:table-cell office:value-type="float" office:value="87.04" calcext:value-type="float">
            <text:p>87.04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Myxococcota</text:p>
          </table:table-cell>
          <table:table-cell office:value-type="string" calcext:value-type="string">
            <text:p>Polyangia</text:p>
          </table:table-cell>
          <table:table-cell office:value-type="string" calcext:value-type="string">
            <text:p>Polyangiales</text:p>
          </table:table-cell>
          <table:table-cell office:value-type="string" calcext:value-type="string">
            <text:p>Polyangiaceae</text:p>
          </table:table-cell>
          <table:table-cell table:number-columns-repeated="2"/>
          <table:table-cell office:value-type="float" office:value="7685129" calcext:value-type="float">
            <text:p>76851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6</text:p>
          </table:table-cell>
          <table:table-cell office:value-type="float" office:value="78.18" calcext:value-type="float">
            <text:p>78.18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Nitrospirota</text:p>
          </table:table-cell>
          <table:table-cell office:value-type="string" calcext:value-type="string">
            <text:p>Nitrospiria</text:p>
          </table:table-cell>
          <table:table-cell office:value-type="string" calcext:value-type="string">
            <text:p>Nitrospirales</text:p>
          </table:table-cell>
          <table:table-cell office:value-type="string" calcext:value-type="string">
            <text:p>Nitrospiraceae</text:p>
          </table:table-cell>
          <table:table-cell office:value-type="string" calcext:value-type="string">
            <text:p>Palsa-1315</text:p>
          </table:table-cell>
          <table:table-cell office:value-type="string" calcext:value-type="string">
            <text:p>Palsa-1315 sp005887945</text:p>
          </table:table-cell>
          <table:table-cell office:value-type="float" office:value="2730713" calcext:value-type="float">
            <text:p>27307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3</text:p>
          </table:table-cell>
          <table:table-cell office:value-type="float" office:value="58.02" calcext:value-type="float">
            <text:p>58.0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office:value-type="string" calcext:value-type="string">
            <text:p>UBA920</text:p>
          </table:table-cell>
          <table:table-cell office:value-type="string" calcext:value-type="string">
            <text:p>O2-02-FULL-48-8</text:p>
          </table:table-cell>
          <table:table-cell office:value-type="string" calcext:value-type="string">
            <text:p>2-01-FULL-45-18</text:p>
          </table:table-cell>
          <table:table-cell/>
          <table:table-cell office:value-type="float" office:value="596172" calcext:value-type="float">
            <text:p>5961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60</text:p>
          </table:table-cell>
          <table:table-cell office:value-type="float" office:value="62.07" calcext:value-type="float">
            <text:p>62.07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table:number-columns-repeated="2" office:value-type="string" calcext:value-type="string">
            <text:p>UBA920</text:p>
          </table:table-cell>
          <table:table-cell office:value-type="string" calcext:value-type="string">
            <text:p>PALSA-1336</text:p>
          </table:table-cell>
          <table:table-cell/>
          <table:table-cell office:value-type="float" office:value="798180" calcext:value-type="float">
            <text:p>7981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22</text:p>
          </table:table-cell>
          <table:table-cell office:value-type="float" office:value="56.02" calcext:value-type="float">
            <text:p>56.0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table:number-columns-repeated="2" office:value-type="string" calcext:value-type="string">
            <text:p>UBA920</text:p>
          </table:table-cell>
          <table:table-cell office:value-type="string" calcext:value-type="string">
            <text:p>PALSA-1336</text:p>
          </table:table-cell>
          <table:table-cell/>
          <table:table-cell office:value-type="float" office:value="492316" calcext:value-type="float">
            <text:p>4923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5</text:p>
          </table:table-cell>
          <table:table-cell office:value-type="float" office:value="70.81" calcext:value-type="float">
            <text:p>70.8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table:number-columns-repeated="2" office:value-type="string" calcext:value-type="string">
            <text:p>UBA920</text:p>
          </table:table-cell>
          <table:table-cell office:value-type="string" calcext:value-type="string">
            <text:p>PALSA-1336</text:p>
          </table:table-cell>
          <table:table-cell/>
          <table:table-cell office:value-type="float" office:value="1205476" calcext:value-type="float">
            <text:p>12054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74</text:p>
          </table:table-cell>
          <table:table-cell office:value-type="float" office:value="59.57" calcext:value-type="float">
            <text:p>59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table:number-columns-repeated="2" office:value-type="string" calcext:value-type="string">
            <text:p>UBA920</text:p>
          </table:table-cell>
          <table:table-cell table:number-columns-repeated="2"/>
          <table:table-cell office:value-type="float" office:value="767423" calcext:value-type="float">
            <text:p>7674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28</text:p>
          </table:table-cell>
          <table:table-cell office:value-type="float" office:value="70.79" calcext:value-type="float">
            <text:p>7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office:value-type="string" calcext:value-type="string">
            <text:p>UBA920</text:p>
          </table:table-cell>
          <table:table-cell office:value-type="string" calcext:value-type="string">
            <text:p>VMFF01</text:p>
          </table:table-cell>
          <table:table-cell table:number-columns-repeated="2"/>
          <table:table-cell office:value-type="float" office:value="805500" calcext:value-type="float">
            <text:p>8055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1</text:p>
          </table:table-cell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GWA2-44-7</text:p>
          </table:table-cell>
          <table:table-cell office:value-type="string" calcext:value-type="string">
            <text:p>UBA8517</text:p>
          </table:table-cell>
          <table:table-cell table:number-columns-repeated="2"/>
          <table:table-cell office:value-type="float" office:value="857225" calcext:value-type="float">
            <text:p>8572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22</text:p>
          </table:table-cell>
          <table:table-cell office:value-type="float" office:value="62.87" calcext:value-type="float">
            <text:p>62.87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JACDET01</text:p>
          </table:table-cell>
          <table:table-cell/>
          <table:table-cell office:value-type="float" office:value="1596750" calcext:value-type="float">
            <text:p>15967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6</text:p>
          </table:table-cell>
          <table:table-cell office:value-type="float" office:value="72.28" calcext:value-type="float">
            <text:p>72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JACDET01</text:p>
          </table:table-cell>
          <table:table-cell/>
          <table:table-cell office:value-type="float" office:value="2034945" calcext:value-type="float">
            <text:p>20349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9</text:p>
          </table:table-cell>
          <table:table-cell office:value-type="float" office:value="54.95" calcext:value-type="float">
            <text:p>54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JACDET01</text:p>
          </table:table-cell>
          <table:table-cell/>
          <table:table-cell office:value-type="float" office:value="1078045" calcext:value-type="float">
            <text:p>10780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8</text:p>
          </table:table-cell>
          <table:table-cell office:value-type="float" office:value="68.37" calcext:value-type="float">
            <text:p>68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PJMG01</text:p>
          </table:table-cell>
          <table:table-cell/>
          <table:table-cell office:value-type="float" office:value="1199767" calcext:value-type="float">
            <text:p>11997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19</text:p>
          </table:table-cell>
          <table:table-cell office:value-type="float" office:value="74.26" calcext:value-type="float">
            <text:p>74.2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PPGL01</text:p>
          </table:table-cell>
          <table:table-cell/>
          <table:table-cell office:value-type="float" office:value="1161400" calcext:value-type="float">
            <text:p>11614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7</text:p>
          </table:table-cell>
          <table:table-cell office:value-type="float" office:value="73.64" calcext:value-type="float">
            <text:p>73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00667" calcext:value-type="float">
            <text:p>8006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33</text:p>
          </table:table-cell>
          <table:table-cell office:value-type="float" office:value="62.18" calcext:value-type="float">
            <text:p>62.18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28550" calcext:value-type="float">
            <text:p>8285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3</text:p>
          </table:table-cell>
          <table:table-cell office:value-type="float" office:value="63.66" calcext:value-type="float">
            <text:p>63.66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60642" calcext:value-type="float">
            <text:p>8606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5</text:p>
          </table:table-cell>
          <table:table-cell office:value-type="float" office:value="57.66" calcext:value-type="float">
            <text:p>57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82058" calcext:value-type="float">
            <text:p>8820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6</text:p>
          </table:table-cell>
          <table:table-cell office:value-type="float" office:value="61.51" calcext:value-type="float">
            <text:p>61.51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76203" calcext:value-type="float">
            <text:p>8762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3</text:p>
          </table:table-cell>
          <table:table-cell office:value-type="float" office:value="55.58" calcext:value-type="float">
            <text:p>55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15139" calcext:value-type="float">
            <text:p>8151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6</text:p>
          </table:table-cell>
          <table:table-cell office:value-type="float" office:value="68.97" calcext:value-type="float">
            <text:p>68.97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798222" calcext:value-type="float">
            <text:p>7982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06</text:p>
          </table:table-cell>
          <table:table-cell office:value-type="float" office:value="51.91" calcext:value-type="float">
            <text:p>51.91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502076" calcext:value-type="float">
            <text:p>50207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07</text:p>
          </table:table-cell>
          <table:table-cell office:value-type="float" office:value="58.22" calcext:value-type="float">
            <text:p>58.22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730648" calcext:value-type="float">
            <text:p>7306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44</text:p>
          </table:table-cell>
          <table:table-cell office:value-type="float" office:value="58.52" calcext:value-type="float">
            <text:p>58.5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931206" calcext:value-type="float">
            <text:p>9312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8</text:p>
          </table:table-cell>
          <table:table-cell office:value-type="float" office:value="63.66" calcext:value-type="float">
            <text:p>63.66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56844" calcext:value-type="float">
            <text:p>8568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9</text:p>
          </table:table-cell>
          <table:table-cell office:value-type="float" office:value="52.58" calcext:value-type="float">
            <text:p>52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797528" calcext:value-type="float">
            <text:p>7975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2</text:p>
          </table:table-cell>
          <table:table-cell office:value-type="float" office:value="62.18" calcext:value-type="float">
            <text:p>62.18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48476" calcext:value-type="float">
            <text:p>84847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5</text:p>
          </table:table-cell>
          <table:table-cell office:value-type="float" office:value="67.84" calcext:value-type="float">
            <text:p>67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40487" calcext:value-type="float">
            <text:p>84048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6</text:p>
          </table:table-cell>
          <table:table-cell office:value-type="float" office:value="61.68" calcext:value-type="float">
            <text:p>61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office:value-type="float" office:value="841959" calcext:value-type="float">
            <text:p>8419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01</text:p>
          </table:table-cell>
          <table:table-cell office:value-type="float" office:value="56.32" calcext:value-type="float">
            <text:p>56.32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table:number-columns-repeated="2"/>
          <table:table-cell office:value-type="float" office:value="553024" calcext:value-type="float">
            <text:p>5530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3</text:p>
          </table:table-cell>
          <table:table-cell office:value-type="float" office:value="74.53" calcext:value-type="float">
            <text:p>74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table:number-columns-repeated="2"/>
          <table:table-cell office:value-type="float" office:value="792132" calcext:value-type="float">
            <text:p>7921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10</text:p>
          </table:table-cell>
          <table:table-cell office:value-type="float" office:value="53.82" calcext:value-type="float">
            <text:p>53.82</text:p>
          </table:table-cell>
          <table:table-cell office:value-type="float" office:value="2.72" calcext:value-type="float">
            <text:p>2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table:number-columns-repeated="2"/>
          <table:table-cell office:value-type="float" office:value="859686" calcext:value-type="float">
            <text:p>8596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15</text:p>
          </table:table-cell>
          <table:table-cell office:value-type="float" office:value="73.72" calcext:value-type="float">
            <text:p>73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table:number-columns-repeated="2" office:value-type="string" calcext:value-type="string">
            <text:p>PALSA-1337</text:p>
          </table:table-cell>
          <table:table-cell/>
          <table:table-cell office:value-type="float" office:value="655411" calcext:value-type="float">
            <text:p>6554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32</text:p>
          </table:table-cell>
          <table:table-cell office:value-type="float" office:value="72.23" calcext:value-type="float">
            <text:p>72.23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table:number-columns-repeated="2" office:value-type="string" calcext:value-type="string">
            <text:p>PALSA-1337</text:p>
          </table:table-cell>
          <table:table-cell/>
          <table:table-cell office:value-type="float" office:value="618168" calcext:value-type="float">
            <text:p>6181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8</text:p>
          </table:table-cell>
          <table:table-cell office:value-type="float" office:value="73.36" calcext:value-type="float">
            <text:p>73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1-14-0-10-45-20</text:p>
          </table:table-cell>
          <table:table-cell/>
          <table:table-cell office:value-type="float" office:value="769884" calcext:value-type="float">
            <text:p>7698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5</text:p>
          </table:table-cell>
          <table:table-cell office:value-type="float" office:value="69.64" calcext:value-type="float">
            <text:p>69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C7867-001</text:p>
          </table:table-cell>
          <table:table-cell/>
          <table:table-cell office:value-type="float" office:value="660529" calcext:value-type="float">
            <text:p>66052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61</text:p>
          </table:table-cell>
          <table:table-cell office:value-type="float" office:value="71.84" calcext:value-type="float">
            <text:p>71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C7867-001</text:p>
          </table:table-cell>
          <table:table-cell/>
          <table:table-cell office:value-type="float" office:value="617353" calcext:value-type="float">
            <text:p>6173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06</text:p>
          </table:table-cell>
          <table:table-cell office:value-type="float" office:value="78.42" calcext:value-type="float">
            <text:p>78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GWA1-54-10</text:p>
          </table:table-cell>
          <table:table-cell/>
          <table:table-cell office:value-type="float" office:value="818025" calcext:value-type="float">
            <text:p>8180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88</text:p>
          </table:table-cell>
          <table:table-cell office:value-type="float" office:value="62.79" calcext:value-type="float">
            <text:p>62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UBA10103</text:p>
          </table:table-cell>
          <table:table-cell/>
          <table:table-cell office:value-type="float" office:value="954136" calcext:value-type="float">
            <text:p>9541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67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UBA10103</text:p>
          </table:table-cell>
          <table:table-cell/>
          <table:table-cell office:value-type="float" office:value="923595" calcext:value-type="float">
            <text:p>9235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2</text:p>
          </table:table-cell>
          <table:table-cell office:value-type="float" office:value="68.49" calcext:value-type="float">
            <text:p>68.49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UBA10103</text:p>
          </table:table-cell>
          <table:table-cell/>
          <table:table-cell office:value-type="float" office:value="1052374" calcext:value-type="float">
            <text:p>105237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1</text:p>
          </table:table-cell>
          <table:table-cell office:value-type="float" office:value="80.46" calcext:value-type="float">
            <text:p>80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6065</text:p>
          </table:table-cell>
          <table:table-cell table:number-columns-repeated="2"/>
          <table:table-cell office:value-type="float" office:value="601555" calcext:value-type="float">
            <text:p>6015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02</text:p>
          </table:table-cell>
          <table:table-cell office:value-type="float" office:value="67.22" calcext:value-type="float">
            <text:p>67.22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6065</text:p>
          </table:table-cell>
          <table:table-cell table:number-columns-repeated="2"/>
          <table:table-cell office:value-type="float" office:value="524458" calcext:value-type="float">
            <text:p>5244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13</text:p>
          </table:table-cell>
          <table:table-cell office:value-type="float" office:value="80.46" calcext:value-type="float">
            <text:p>80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6065</text:p>
          </table:table-cell>
          <table:table-cell table:number-columns-repeated="2"/>
          <table:table-cell office:value-type="float" office:value="606032" calcext:value-type="float">
            <text:p>6060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31</text:p>
          </table:table-cell>
          <table:table-cell office:value-type="float" office:value="76.72" calcext:value-type="float">
            <text:p>76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GCA-2746885</text:p>
          </table:table-cell>
          <table:table-cell/>
          <table:table-cell office:value-type="float" office:value="936853" calcext:value-type="float">
            <text:p>93685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1</text:p>
          </table:table-cell>
          <table:table-cell office:value-type="float" office:value="64.81" calcext:value-type="float">
            <text:p>64.81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PMNU01</text:p>
          </table:table-cell>
          <table:table-cell/>
          <table:table-cell office:value-type="float" office:value="1548596" calcext:value-type="float">
            <text:p>15485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1</text:p>
          </table:table-cell>
          <table:table-cell office:value-type="float" office:value="58.47" calcext:value-type="float">
            <text:p>58.47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PMNU01</text:p>
          </table:table-cell>
          <table:table-cell/>
          <table:table-cell office:value-type="float" office:value="883768" calcext:value-type="float">
            <text:p>8837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9</text:p>
          </table:table-cell>
          <table:table-cell office:value-type="float" office:value="73.61" calcext:value-type="float">
            <text:p>73.61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UBA5150</text:p>
          </table:table-cell>
          <table:table-cell/>
          <table:table-cell office:value-type="float" office:value="1048499" calcext:value-type="float">
            <text:p>10484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9</text:p>
          </table:table-cell>
          <table:table-cell office:value-type="float" office:value="62.29" calcext:value-type="float">
            <text:p>62.29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UBA5150</text:p>
          </table:table-cell>
          <table:table-cell/>
          <table:table-cell office:value-type="float" office:value="962689" calcext:value-type="float">
            <text:p>9626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66</text:p>
          </table:table-cell>
          <table:table-cell office:value-type="float" office:value="66.33" calcext:value-type="float">
            <text:p>66.33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table:number-columns-repeated="2" office:value-type="string" calcext:value-type="string">
            <text:p>UBA4664</text:p>
          </table:table-cell>
          <table:table-cell table:number-columns-repeated="2"/>
          <table:table-cell office:value-type="float" office:value="759044" calcext:value-type="float">
            <text:p>7590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37</text:p>
          </table:table-cell>
          <table:table-cell office:value-type="float" office:value="74.83" calcext:value-type="float">
            <text:p>74.83</text:p>
          </table:table-cell>
          <table:table-cell office:value-type="float" office:value="7.52" calcext:value-type="float">
            <text:p>7.5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lanctomycetot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Gemmatales</text:p>
          </table:table-cell>
          <table:table-cell office:value-type="string" calcext:value-type="string">
            <text:p>Gemmataceae</text:p>
          </table:table-cell>
          <table:table-cell table:number-columns-repeated="2"/>
          <table:table-cell office:value-type="float" office:value="5452392" calcext:value-type="float">
            <text:p>54523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66</text:p>
          </table:table-cell>
          <table:table-cell office:value-type="float" office:value="94.66" calcext:value-type="float">
            <text:p>94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cidocella</text:p>
          </table:table-cell>
          <table:table-cell/>
          <table:table-cell office:value-type="float" office:value="2989662" calcext:value-type="float">
            <text:p>29896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19</text:p>
          </table:table-cell>
          <table:table-cell office:value-type="float" office:value="85.5" calcext:value-type="float">
            <text:p>85.5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CAJCIS01</text:p>
          </table:table-cell>
          <table:table-cell/>
          <table:table-cell office:value-type="float" office:value="4082697" calcext:value-type="float">
            <text:p>40826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62</text:p>
          </table:table-cell>
          <table:table-cell office:value-type="float" office:value="85.42" calcext:value-type="float">
            <text:p>85.42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Rhodopila</text:p>
          </table:table-cell>
          <table:table-cell/>
          <table:table-cell office:value-type="float" office:value="6039162" calcext:value-type="float">
            <text:p>603916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3</text:p>
          </table:table-cell>
          <table:table-cell office:value-type="float" office:value="50.89" calcext:value-type="float">
            <text:p>50.89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table:number-columns-repeated="2"/>
          <table:table-cell office:value-type="float" office:value="891049" calcext:value-type="float">
            <text:p>89104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6</text:p>
          </table:table-cell>
          <table:table-cell office:value-type="float" office:value="50.17" calcext:value-type="float">
            <text:p>50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zospirillales_A</text:p>
          </table:table-cell>
          <table:table-cell table:number-columns-repeated="2" office:value-type="string" calcext:value-type="string">
            <text:p>BOG-932</text:p>
          </table:table-cell>
          <table:table-cell/>
          <table:table-cell office:value-type="float" office:value="2335524" calcext:value-type="float">
            <text:p>23355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13</text:p>
          </table:table-cell>
          <table:table-cell office:value-type="float" office:value="56.77" calcext:value-type="float">
            <text:p>56.77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Micavibrionales_A</text:p>
          </table:table-cell>
          <table:table-cell office:value-type="string" calcext:value-type="string">
            <text:p>UBA9219</text:p>
          </table:table-cell>
          <table:table-cell office:value-type="string" calcext:value-type="string">
            <text:p>JABDFY01</text:p>
          </table:table-cell>
          <table:table-cell/>
          <table:table-cell office:value-type="float" office:value="641629" calcext:value-type="float">
            <text:p>6416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1</text:p>
          </table:table-cell>
          <table:table-cell office:value-type="float" office:value="91.52" calcext:value-type="float">
            <text:p>91.52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Micavibrionales_A</text:p>
          </table:table-cell>
          <table:table-cell office:value-type="string" calcext:value-type="string">
            <text:p>UBA9219</text:p>
          </table:table-cell>
          <table:table-cell office:value-type="string" calcext:value-type="string">
            <text:p>JABDFY01</text:p>
          </table:table-cell>
          <table:table-cell/>
          <table:table-cell office:value-type="float" office:value="1989452" calcext:value-type="float">
            <text:p>19894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49</text:p>
          </table:table-cell>
          <table:table-cell office:value-type="float" office:value="70.82" calcext:value-type="float">
            <text:p>70.82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Micropepsales</text:p>
          </table:table-cell>
          <table:table-cell office:value-type="string" calcext:value-type="string">
            <text:p>Micropepsaceae</text:p>
          </table:table-cell>
          <table:table-cell office:value-type="string" calcext:value-type="string">
            <text:p>Rhizomicrobium</text:p>
          </table:table-cell>
          <table:table-cell/>
          <table:table-cell office:value-type="float" office:value="2933075" calcext:value-type="float">
            <text:p>29330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21</text:p>
          </table:table-cell>
          <table:table-cell office:value-type="float" office:value="58.87" calcext:value-type="float">
            <text:p>58.87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eijerinckiaceae</text:p>
          </table:table-cell>
          <table:table-cell office:value-type="string" calcext:value-type="string">
            <text:p>Roseiarcus</text:p>
          </table:table-cell>
          <table:table-cell/>
          <table:table-cell office:value-type="float" office:value="1964525" calcext:value-type="float">
            <text:p>19645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91</text:p>
          </table:table-cell>
          <table:table-cell office:value-type="float" office:value="63.19" calcext:value-type="float">
            <text:p>63.19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table:number-columns-repeated="2" office:value-type="string" calcext:value-type="string">
            <text:p>UBA4765</text:p>
          </table:table-cell>
          <table:table-cell/>
          <table:table-cell office:value-type="float" office:value="797587" calcext:value-type="float">
            <text:p>79758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29</text:p>
          </table:table-cell>
          <table:table-cell office:value-type="float" office:value="61.52" calcext:value-type="float">
            <text:p>61.52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AP-16</text:p>
          </table:table-cell>
          <table:table-cell/>
          <table:table-cell office:value-type="float" office:value="2252110" calcext:value-type="float">
            <text:p>22521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5</text:p>
          </table:table-cell>
          <table:table-cell office:value-type="float" office:value="92.63" calcext:value-type="float">
            <text:p>92.63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BOG-931</text:p>
          </table:table-cell>
          <table:table-cell/>
          <table:table-cell office:value-type="float" office:value="3819641" calcext:value-type="float">
            <text:p>381964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96</text:p>
          </table:table-cell>
          <table:table-cell office:value-type="float" office:value="64.53" calcext:value-type="float">
            <text:p>64.53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BOG-931</text:p>
          </table:table-cell>
          <table:table-cell/>
          <table:table-cell office:value-type="float" office:value="2456066" calcext:value-type="float">
            <text:p>24560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09</text:p>
          </table:table-cell>
          <table:table-cell office:value-type="float" office:value="54.81" calcext:value-type="float">
            <text:p>54.81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Magnetospirillaceae</text:p>
          </table:table-cell>
          <table:table-cell table:number-columns-repeated="2"/>
          <table:table-cell office:value-type="float" office:value="4781097" calcext:value-type="float">
            <text:p>47810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8</text:p>
          </table:table-cell>
          <table:table-cell office:value-type="float" office:value="95.08" calcext:value-type="float">
            <text:p>95.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Magnetospirillaceae</text:p>
          </table:table-cell>
          <table:table-cell table:number-columns-repeated="2"/>
          <table:table-cell office:value-type="float" office:value="5714287" calcext:value-type="float">
            <text:p>57142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94</text:p>
          </table:table-cell>
          <table:table-cell office:value-type="float" office:value="56.93" calcext:value-type="float">
            <text:p>56.9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SXRF01</text:p>
          </table:table-cell>
          <table:table-cell office:value-type="string" calcext:value-type="string">
            <text:p>JABCZZ01</text:p>
          </table:table-cell>
          <table:table-cell/>
          <table:table-cell office:value-type="float" office:value="851341" calcext:value-type="float">
            <text:p>8513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16</text:p>
          </table:table-cell>
          <table:table-cell office:value-type="float" office:value="58.25" calcext:value-type="float">
            <text:p>58.2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Novosphingobium</text:p>
          </table:table-cell>
          <table:table-cell/>
          <table:table-cell office:value-type="float" office:value="1658401" calcext:value-type="float">
            <text:p>16584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12</text:p>
          </table:table-cell>
          <table:table-cell office:value-type="float" office:value="91.78" calcext:value-type="float">
            <text:p>91.78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Collimonas</text:p>
          </table:table-cell>
          <table:table-cell/>
          <table:table-cell office:value-type="float" office:value="4884450" calcext:value-type="float">
            <text:p>48844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36</text:p>
          </table:table-cell>
          <table:table-cell office:value-type="float" office:value="53.45" calcext:value-type="float">
            <text:p>53.45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Herminiimonas</text:p>
          </table:table-cell>
          <table:table-cell/>
          <table:table-cell office:value-type="float" office:value="1072623" calcext:value-type="float">
            <text:p>10726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4</text:p>
          </table:table-cell>
          <table:table-cell office:value-type="float" office:value="83.37" calcext:value-type="float">
            <text:p>83.37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andoraea</text:p>
          </table:table-cell>
          <table:table-cell/>
          <table:table-cell office:value-type="float" office:value="4375429" calcext:value-type="float">
            <text:p>43754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0</text:p>
          </table:table-cell>
          <table:table-cell office:value-type="float" office:value="61.21" calcext:value-type="float">
            <text:p>61.21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KWO01</text:p>
          </table:table-cell>
          <table:table-cell/>
          <table:table-cell office:value-type="float" office:value="4834838" calcext:value-type="float">
            <text:p>48348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06</text:p>
          </table:table-cell>
          <table:table-cell office:value-type="float" office:value="59.64" calcext:value-type="float">
            <text:p>59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KWO01</text:p>
          </table:table-cell>
          <table:table-cell/>
          <table:table-cell office:value-type="float" office:value="1783236" calcext:value-type="float">
            <text:p>178323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72</text:p>
          </table:table-cell>
          <table:table-cell office:value-type="float" office:value="51.72" calcext:value-type="float">
            <text:p>51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DSM-16500</text:p>
          </table:table-cell>
          <table:table-cell office:value-type="string" calcext:value-type="string">
            <text:p>VFKI01</text:p>
          </table:table-cell>
          <table:table-cell/>
          <table:table-cell office:value-type="float" office:value="1109580" calcext:value-type="float">
            <text:p>11095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26</text:p>
          </table:table-cell>
          <table:table-cell office:value-type="float" office:value="93.74" calcext:value-type="float">
            <text:p>93.74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DSM-16500</text:p>
          </table:table-cell>
          <table:table-cell table:number-columns-repeated="2"/>
          <table:table-cell office:value-type="float" office:value="2808080" calcext:value-type="float">
            <text:p>28080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16</text:p>
          </table:table-cell>
          <table:table-cell office:value-type="float" office:value="78.79" calcext:value-type="float">
            <text:p>78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BGMRC-2031</text:p>
          </table:table-cell>
          <table:table-cell/>
          <table:table-cell office:value-type="float" office:value="4719231" calcext:value-type="float">
            <text:p>47192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0</text:p>
          </table:table-cell>
          <table:table-cell office:value-type="float" office:value="90.79" calcext:value-type="float">
            <text:p>9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BGMRC-2031</text:p>
          </table:table-cell>
          <table:table-cell/>
          <table:table-cell office:value-type="float" office:value="5486325" calcext:value-type="float">
            <text:p>54863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1</text:p>
          </table:table-cell>
          <table:table-cell office:value-type="float" office:value="98.21" calcext:value-type="float">
            <text:p>98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Rahnella</text:p>
          </table:table-cell>
          <table:table-cell office:value-type="string" calcext:value-type="string">
            <text:p>Rahnella chamberiensis_A</text:p>
          </table:table-cell>
          <table:table-cell office:value-type="float" office:value="5237627" calcext:value-type="float">
            <text:p>52376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12</text:p>
          </table:table-cell>
          <table:table-cell office:value-type="float" office:value="60.25" calcext:value-type="float">
            <text:p>6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Rahnella</text:p>
          </table:table-cell>
          <table:table-cell office:value-type="string" calcext:value-type="string">
            <text:p>Rahnella chamberiensis_A</text:p>
          </table:table-cell>
          <table:table-cell office:value-type="float" office:value="2329658" calcext:value-type="float">
            <text:p>23296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34</text:p>
          </table:table-cell>
          <table:table-cell office:value-type="float" office:value="63.06" calcext:value-type="float">
            <text:p>63.06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Nevskiaceae</text:p>
          </table:table-cell>
          <table:table-cell office:value-type="string" calcext:value-type="string">
            <text:p>Nevskia</text:p>
          </table:table-cell>
          <table:table-cell/>
          <table:table-cell office:value-type="float" office:value="1768305" calcext:value-type="float">
            <text:p>17683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12</text:p>
          </table:table-cell>
          <table:table-cell office:value-type="float" office:value="97.36" calcext:value-type="float">
            <text:p>97.36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Pseudomonadaceae</text:p>
          </table:table-cell>
          <table:table-cell office:value-type="string" calcext:value-type="string">
            <text:p>Pseudomonas_E</text:p>
          </table:table-cell>
          <table:table-cell office:value-type="string" calcext:value-type="string">
            <text:p>Pseudomonas_E sp002814235</text:p>
          </table:table-cell>
          <table:table-cell office:value-type="float" office:value="7131976" calcext:value-type="float">
            <text:p>713197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34</text:p>
          </table:table-cell>
          <table:table-cell office:value-type="float" office:value="81.25" calcext:value-type="float">
            <text:p>81.25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Pseudomonadaceae</text:p>
          </table:table-cell>
          <table:table-cell office:value-type="string" calcext:value-type="string">
            <text:p>Pseudomonas_E</text:p>
          </table:table-cell>
          <table:table-cell/>
          <table:table-cell office:value-type="float" office:value="2486689" calcext:value-type="float">
            <text:p>2486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0</text:p>
          </table:table-cell>
          <table:table-cell office:value-type="float" office:value="71.21" calcext:value-type="float">
            <text:p>71.21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office:value-type="string" calcext:value-type="string">
            <text:p>13-2-20CM-66-19</text:p>
          </table:table-cell>
          <table:table-cell/>
          <table:table-cell office:value-type="float" office:value="1720683" calcext:value-type="float">
            <text:p>172068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46</text:p>
          </table:table-cell>
          <table:table-cell office:value-type="float" office:value="93.61" calcext:value-type="float">
            <text:p>93.61</text:p>
          </table:table-cell>
          <table:table-cell office:value-type="float" office:value="9.84" calcext:value-type="float">
            <text:p>9.8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office:value-type="string" calcext:value-type="string">
            <text:p>13-2-20CM-66-19</text:p>
          </table:table-cell>
          <table:table-cell/>
          <table:table-cell office:value-type="float" office:value="2934044" calcext:value-type="float">
            <text:p>293404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91</text:p>
          </table:table-cell>
          <table:table-cell office:value-type="float" office:value="86.64" calcext:value-type="float">
            <text:p>86.64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office:value-type="string" calcext:value-type="string">
            <text:p>Bog-1198</text:p>
          </table:table-cell>
          <table:table-cell/>
          <table:table-cell office:value-type="float" office:value="3652242" calcext:value-type="float">
            <text:p>36522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05</text:p>
          </table:table-cell>
          <table:table-cell office:value-type="float" office:value="85.1" calcext:value-type="float">
            <text:p>85.1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office:value-type="string" calcext:value-type="string">
            <text:p>Bog-1198</text:p>
          </table:table-cell>
          <table:table-cell/>
          <table:table-cell office:value-type="float" office:value="3708150" calcext:value-type="float">
            <text:p>37081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7</text:p>
          </table:table-cell>
          <table:table-cell office:value-type="float" office:value="86.66" calcext:value-type="float">
            <text:p>86.66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table:number-columns-repeated="2"/>
          <table:table-cell office:value-type="float" office:value="4279136" calcext:value-type="float">
            <text:p>42791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28</text:p>
          </table:table-cell>
          <table:table-cell office:value-type="float" office:value="78.29" calcext:value-type="float">
            <text:p>78.29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UBA6186</text:p>
          </table:table-cell>
          <table:table-cell table:number-columns-repeated="2"/>
          <table:table-cell office:value-type="float" office:value="1327172" calcext:value-type="float">
            <text:p>132717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95</text:p>
          </table:table-cell>
          <table:table-cell office:value-type="float" office:value="76.21" calcext:value-type="float">
            <text:p>76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Dyella</text:p>
          </table:table-cell>
          <table:table-cell/>
          <table:table-cell office:value-type="float" office:value="4244067" calcext:value-type="float">
            <text:p>424406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8</text:p>
          </table:table-cell>
          <table:table-cell office:value-type="float" office:value="77.07" calcext:value-type="float">
            <text:p>77.07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Dyella</text:p>
          </table:table-cell>
          <table:table-cell/>
          <table:table-cell office:value-type="float" office:value="3787261" calcext:value-type="float">
            <text:p>37872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2</text:p>
          </table:table-cell>
          <table:table-cell office:value-type="float" office:value="94.93" calcext:value-type="float">
            <text:p>94.93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Chthoniobacterales</text:p>
          </table:table-cell>
          <table:table-cell office:value-type="string" calcext:value-type="string">
            <text:p>UBA10450</text:p>
          </table:table-cell>
          <table:table-cell office:value-type="string" calcext:value-type="string">
            <text:p>Udaeobacter</text:p>
          </table:table-cell>
          <table:table-cell/>
          <table:table-cell office:value-type="float" office:value="2839210" calcext:value-type="float">
            <text:p>28392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38</text:p>
          </table:table-cell>
          <table:table-cell office:value-type="float" office:value="66.81" calcext:value-type="float">
            <text:p>66.81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Chthoniobacterales</text:p>
          </table:table-cell>
          <table:table-cell table:number-columns-repeated="3"/>
          <table:table-cell office:value-type="float" office:value="2000764" calcext:value-type="float">
            <text:p>20007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1</text:p>
          </table:table-cell>
          <table:table-cell office:value-type="float" office:value="72.03" calcext:value-type="float">
            <text:p>72.03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Methylacidiphilales</text:p>
          </table:table-cell>
          <table:table-cell office:value-type="string" calcext:value-type="string">
            <text:p>UBA1321</text:p>
          </table:table-cell>
          <table:table-cell office:value-type="string" calcext:value-type="string">
            <text:p>JABDGH01</text:p>
          </table:table-cell>
          <table:table-cell/>
          <table:table-cell office:value-type="float" office:value="2219984" calcext:value-type="float">
            <text:p>22199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23</text:p>
          </table:table-cell>
          <table:table-cell office:value-type="float" office:value="97.95" calcext:value-type="float">
            <text:p>97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CAITEC01</text:p>
          </table:table-cell>
          <table:table-cell/>
          <table:table-cell office:value-type="float" office:value="2287052" calcext:value-type="float">
            <text:p>228705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14</text:p>
          </table:table-cell>
          <table:table-cell office:value-type="float" office:value="84.93" calcext:value-type="float">
            <text:p>84.93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CAITEC01</text:p>
          </table:table-cell>
          <table:table-cell/>
          <table:table-cell office:value-type="float" office:value="1863504" calcext:value-type="float">
            <text:p>186350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90</text:p>
          </table:table-cell>
          <table:table-cell office:value-type="float" office:value="86.15" calcext:value-type="float">
            <text:p>86.15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Lacunisphaera</text:p>
          </table:table-cell>
          <table:table-cell office:value-type="string" calcext:value-type="string">
            <text:p>Lacunisphaera sp900104925</text:p>
          </table:table-cell>
          <table:table-cell office:value-type="float" office:value="3491157" calcext:value-type="float">
            <text:p>34911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5</text:p>
          </table:table-cell>
          <table:table-cell office:value-type="float" office:value="89.08" calcext:value-type="float">
            <text:p>89.08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Palsa-1447</text:p>
          </table:table-cell>
          <table:table-cell/>
          <table:table-cell office:value-type="float" office:value="2779932" calcext:value-type="float">
            <text:p>277993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0</text:p>
          </table:table-cell>
          <table:table-cell office:value-type="float" office:value="81.18" calcext:value-type="float">
            <text:p>81.18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table:number-columns-repeated="2"/>
          <table:table-cell office:value-type="float" office:value="2769723" calcext:value-type="float">
            <text:p>27697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20</text:p>
          </table:table-cell>
          <table:table-cell office:value-type="float" office:value="51.95" calcext:value-type="float">
            <text:p>51.95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table:number-columns-repeated="2"/>
          <table:table-cell office:value-type="float" office:value="1218009" calcext:value-type="float">
            <text:p>12180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3</text:p>
          </table:table-cell>
          <table:table-cell office:value-type="float" office:value="85.17" calcext:value-type="float">
            <text:p>85.17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table:number-columns-repeated="2"/>
          <table:table-cell office:value-type="float" office:value="2780185" calcext:value-type="float">
            <text:p>2780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6</text:p>
          </table:table-cell>
          <table:table-cell office:value-type="float" office:value="81.3" calcext:value-type="float">
            <text:p>81.3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office:value-type="float" office:value="2077213" calcext:value-type="float">
            <text:p>20772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46</text:p>
          </table:table-cell>
          <table:table-cell office:value-type="float" office:value="89.86" calcext:value-type="float">
            <text:p>89.86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office:value-type="float" office:value="2869705" calcext:value-type="float">
            <text:p>28697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7</text:p>
          </table:table-cell>
          <table:table-cell office:value-type="float" office:value="89.24" calcext:value-type="float">
            <text:p>89.24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office:value-type="float" office:value="2048041" calcext:value-type="float">
            <text:p>20480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69</text:p>
          </table:table-cell>
          <table:table-cell office:value-type="float" office:value="94.59" calcext:value-type="float">
            <text:p>94.59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office:value-type="float" office:value="2969007" calcext:value-type="float">
            <text:p>29690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97</text:p>
          </table:table-cell>
          <table:table-cell office:value-type="float" office:value="60.97" calcext:value-type="float">
            <text:p>60.97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office:value-type="float" office:value="1841360" calcext:value-type="float">
            <text:p>18413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01</text:p>
          </table:table-cell>
          <table:table-cell office:value-type="float" office:value="78.46" calcext:value-type="float">
            <text:p>78.46</text:p>
          </table:table-cell>
          <table:table-cell office:value-type="float" office:value="9.01" calcext:value-type="float">
            <text:p>9.01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office:value-type="float" office:value="3069908" calcext:value-type="float">
            <text:p>306990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56</text:p>
          </table:table-cell>
          <table:table-cell office:value-type="float" office:value="82.5" calcext:value-type="float">
            <text:p>82.5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office:value-type="float" office:value="4100719" calcext:value-type="float">
            <text:p>41007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58</text:p>
          </table:table-cell>
          <table:table-cell office:value-type="float" office:value="89.56" calcext:value-type="float">
            <text:p>89.56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office:value-type="float" office:value="4040317" calcext:value-type="float">
            <text:p>4040317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  <table:database-ranges>
        <table:database-range table:name="__Anonymous_Sheet_DB__0" table:target-range-address="all_metabat_bin_size_50_10.A1:all_metabat_bin_size_50_10.XFD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8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date>2023-03-09T17:47:27.814660139</dc:date>
    <dc:creator>Jeff Blanchard</dc:creator>
    <meta:editing-duration>PT4H51M35S</meta:editing-duration>
    <meta:editing-cycles>2</meta:editing-cycles>
    <meta:document-statistic meta:table-count="1" meta:cell-count="2074" meta:object-count="0"/>
  </office:meta>
</office:document-meta>
</file>